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23.909073900</meta:creation-date>
    <dc:title>Simple</dc:title>
    <meta:generator>LibreOffice/24.2.7.2$Linux_AARCH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Simple" xlink:href="../Simple.ott" meta:date="2025-12-09T10:55:23.909421300"/>
  </office:meta>
</office:document-meta>
</file>